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81F498E0BAF62D1.png" manifest:media-type="image/png"/>
  <manifest:file-entry manifest:full-path="Pictures/10000201000007800000043840833DF69F410447.png" manifest:media-type="image/png"/>
  <manifest:file-entry manifest:full-path="Pictures/100002010000078000000438F5E341ECB1D959BA.png" manifest:media-type="image/png"/>
  <manifest:file-entry manifest:full-path="Pictures/100002010000078000000438A55C6A13E0AFBE3A.png" manifest:media-type="image/png"/>
  <manifest:file-entry manifest:full-path="Pictures/100002010000078000000438C43AE4B53CD10C33.png" manifest:media-type="image/png"/>
  <manifest:file-entry manifest:full-path="Pictures/100002010000078000000438673A7A146120EAEA.png" manifest:media-type="image/png"/>
  <manifest:file-entry manifest:full-path="Pictures/10000201000007800000043871BCBB688817E830.png" manifest:media-type="image/png"/>
  <manifest:file-entry manifest:full-path="Pictures/1000020100000780000004386DB9C8B0C7E522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8ab" officeooo:paragraph-rsid="001a48ab"/>
    </style:style>
    <style:style style:name="T1" style:family="text">
      <style:text-properties officeooo:rsid="001a48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Transfer Client output</text:p>
      <text:p text:style-name="Standard"/>
      <text:p text:style-name="Standard"><draw:frame draw:style-name="fr4" draw:name="Image1" text:anchor-type="char" svg:width="6.7319in" svg:height="3.0417in" draw:z-index="0"><draw:image xlink:href="Pictures/1000020100000780000004386DB9C8B0C7E52231.png" xlink:type="simple" xlink:show="embed" xlink:actuate="onLoad" loext:mime-type="image/png"/></draw:frame><text:s text:c="2"/></text:p>
      <text:p text:style-name="P1">DNS Server</text:p>
      <text:p text:style-name="Standard"/>
      <text:p text:style-name="Standard"/>
      <text:p text:style-name="Standard"><draw:frame draw:style-name="fr2" draw:name="Image2" text:anchor-type="char" svg:width="6.6929in" svg:height="3.7646in" draw:z-index="1"><draw:image xlink:href="Pictures/10000201000007800000043871BCBB688817E830.png" xlink:type="simple" xlink:show="embed" xlink:actuate="onLoad" loext:mime-type="image/png"/></draw:frame><text:s/></text:p>
      <text:p text:style-name="Standard"/>
      <text:p text:style-name="Standard"><text:soft-page-break/><text:s/><draw:frame draw:style-name="fr2" draw:name="Image4" text:anchor-type="char" svg:width="6.6929in" svg:height="3.7646in" draw:z-index="3"><draw:image xlink:href="Pictures/100002010000078000000438F5E341ECB1D959BA.png" xlink:type="simple" xlink:show="embed" xlink:actuate="onLoad" loext:mime-type="image/png"/></draw:frame></text:p>
      <text:p text:style-name="P1"><draw:frame draw:style-name="fr3" draw:name="Image3" text:anchor-type="char" svg:x="-0.1756in" svg:y="0.3028in" svg:width="6.6929in" svg:height="3.7646in" draw:z-index="2"><draw:image xlink:href="Pictures/10000201000007800000043840833DF69F410447.png" xlink:type="simple" xlink:show="embed" xlink:actuate="onLoad" loext:mime-type="image/png"/></draw:frame>file Transfer Server</text:p>
      <text:p text:style-name="P1"><text:s/></text:p>
      <text:p text:style-name="P1"/>
      <text:p text:style-name="P1"><draw:frame draw:style-name="fr2" draw:name="Image5" text:anchor-type="char" svg:width="6.6929in" svg:height="3.7646in" draw:z-index="4"><draw:image xlink:href="Pictures/100002010000078000000438681F498E0BAF62D1.png" xlink:type="simple" xlink:show="embed" xlink:actuate="onLoad" loext:mime-type="image/png"/></draw:frame><text:soft-page-break/><text:s text:c="2"/></text:p>
      <text:p text:style-name="P1"/>
      <text:p text:style-name="P1"/>
      <text:p text:style-name="P1"><draw:frame draw:style-name="fr2" draw:name="Image6" text:anchor-type="char" svg:width="6.6929in" svg:height="3.7646in" draw:z-index="5"><draw:image xlink:href="Pictures/100002010000078000000438673A7A146120EAEA.png" xlink:type="simple" xlink:show="embed" xlink:actuate="onLoad" loext:mime-type="image/png"/></draw:frame><text:s/></text:p>
      <text:p text:style-name="P1"/>
      <text:p text:style-name="P1"><draw:frame draw:style-name="fr2" draw:name="Image7" text:anchor-type="char" svg:width="6.6929in" svg:height="3.7646in" draw:z-index="6"><draw:image xlink:href="Pictures/100002010000078000000438C43AE4B53CD10C33.png" xlink:type="simple" xlink:show="embed" xlink:actuate="onLoad" loext:mime-type="image/png"/></draw:frame><text:soft-page-break/><text:s text:c="2"/></text:p>
      <text:p text:style-name="P1"><draw:frame draw:style-name="fr1" draw:name="Image8" text:anchor-type="char" svg:width="6.6929in" svg:height="3.7646in" draw:z-index="7"><draw:image xlink:href="Pictures/100002010000078000000438A55C6A13E0AFBE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23:25:16.507160549</meta:creation-date>
    <dc:date>2021-04-25T23:30:02.064886580</dc:date>
    <meta:editing-duration>PT4M46S</meta:editing-duration>
    <meta:editing-cycles>1</meta:editing-cycles>
    <meta:generator>LibreOffice/6.4.7.2$Linux_X86_64 LibreOffice_project/40$Build-2</meta:generator>
    <meta:document-statistic meta:table-count="0" meta:image-count="8" meta:object-count="0" meta:page-count="4" meta:paragraph-count="10" meta:word-count="9" meta:character-count="67" meta:non-whitespace-character-count="51"/>
  </office:meta>
</office:document-meta>
</file>